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Heading_20_1">
      <style:paragraph-properties fo:break-before="page"/>
      <style:text-properties officeooo:paragraph-rsid="0005c497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loext:padding="0in" loext:border="none"/>
    </style:style>
    <style:style style:name="T4" style:family="text">
      <style:text-properties style:font-name="monospace" loext:padding="0in" loext:border="none"/>
    </style:style>
    <style:style style:name="T5" style:family="text">
      <style:text-properties style:font-name="monospace" fo:font-style="italic" style:font-style-asian="italic" style:font-style-complex="italic" loext:padding="0in" loext:border="none"/>
    </style:style>
    <style:style style:name="T6" style:family="text">
      <style:text-properties style:text-position="super 58%" loext:padding="0in" loext:border="none"/>
    </style:style>
    <style:style style:name="T7" style:family="text">
      <style:text-properties style:text-position="super 58%" style:font-name="monospace" loext:padding="0in" loext:border="none"/>
    </style:style>
    <style:style style:name="T8" style:family="text">
      <style:text-properties style:text-position="super 58%" style:font-name="monospace" fo:font-style="italic" style:font-style-asian="italic" style:font-style-complex="italic" loext:padding="0in" loext:border="none"/>
    </style:style>
    <style:style style:name="T9" style:family="text">
      <style:text-properties style:text-position="super 58%" style:font-name="monospace" fo:font-style="normal" style:font-style-asian="normal" style:font-style-complex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63. Count the Number of Fair Pairs</text:h>
      <text:p text:style-name="P4">Given a <text:span text:style-name="Strong_20_Emphasis"><text:span text:style-name="T1">0-indexed</text:span></text:span> integer array <text:span text:style-name="Source_20_Text"><text:span text:style-name="T2">nums</text:span></text:span> of size <text:span text:style-name="Source_20_Text"><text:span text:style-name="T2">n</text:span></text:span> and two integers <text:span text:style-name="Source_20_Text"><text:span text:style-name="T2">lower</text:span></text:span> and <text:span text:style-name="Source_20_Text"><text:span text:style-name="T2">upper</text:span></text:span>, return <text:span text:style-name="Emphasis"><text:span text:style-name="T1">the number of fair pairs</text:span></text:span>.</text:p>
      <text:p text:style-name="P4">A pair <text:span text:style-name="Source_20_Text"><text:span text:style-name="T2">(i, j)</text:span></text:span> is <text:span text:style-name="T3">fair </text:span>if:</text:p>
      <text:list text:style-name="L1">
        <text:list-item>
          <text:p text:style-name="P5"><text:span text:style-name="Source_20_Text"><text:span text:style-name="T2">0 &lt;= i &lt; j &lt; n</text:span></text:span>, and</text:p>
        </text:list-item>
        <text:list-item>
          <text:p text:style-name="P6"><text:span text:style-name="Source_20_Text"><text:span text:style-name="T2">lower &lt;= nums[i] + nums[j] &lt;= upper</text:span></text:span></text:p>
        </text:list-item>
      </text:list>
      <text:p text:style-name="P4"> 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nums = [0,1,7,4,4,5], lower = 3, upper = 6</text:p>
      <text:p text:style-name="P3"><text:span text:style-name="Strong_20_Emphasis"><text:span text:style-name="T1">Output:</text:span></text:span> 6</text:p>
      <text:p text:style-name="P2"><text:span text:style-name="Strong_20_Emphasis"><text:span text:style-name="T1">Explanation:</text:span></text:span> There are 6 fair pairs: (0,3), (0,4), (0,5), (1,3), (1,4), and (1,5).</text:p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nums = [1,7,9,2,5], lower = 11, upper = 11</text:p>
      <text:p text:style-name="P3"><text:span text:style-name="Strong_20_Emphasis"><text:span text:style-name="T1">Output:</text:span></text:span> 1</text:p>
      <text:p text:style-name="P2"><text:span text:style-name="Strong_20_Emphasis"><text:span text:style-name="T1">Explanation:</text:span></text:span> There is a single fair pair: (2,3).</text:p>
      <text:p text:style-name="P4"> </text:p>
      <text:p text:style-name="P4"><text:span text:style-name="Strong_20_Emphasis"><text:span text:style-name="T1">Constraints:</text:span></text:span></text:p>
      <text:list text:style-name="L2">
        <text:list-item>
          <text:p text:style-name="P8"><text:span text:style-name="Source_20_Text"><text:span text:style-name="T2">1 &lt;= nums.length &lt;= 10</text:span></text:span><text:span text:style-name="Source_20_Text"><text:span text:style-name="T6">5</text:span></text:span></text:p>
        </text:list-item>
        <text:list-item>
          <text:p text:style-name="P8"><text:span text:style-name="Source_20_Text"><text:span text:style-name="T2">nums.length == n</text:span></text:span></text:p>
        </text:list-item>
        <text:list-item>
          <text:p text:style-name="P8"><text:span text:style-name="Source_20_Text"><text:span text:style-name="T1">-10</text:span></text:span><text:span text:style-name="Source_20_Text"><text:span text:style-name="T6">9</text:span></text:span><text:span text:style-name="Source_20_Text"><text:span text:style-name="T2"> &lt;= nums[i] &lt;= 10</text:span></text:span><text:span text:style-name="Source_20_Text"><text:span text:style-name="T6">9</text:span></text:span></text:p>
        </text:list-item>
        <text:list-item>
          <text:p text:style-name="P9"><text:span text:style-name="Source_20_Text"><text:span text:style-name="T4">-10</text:span></text:span><text:span text:style-name="Source_20_Text"><text:span text:style-name="T7">9</text:span></text:span><text:span text:style-name="Source_20_Text"><text:span text:style-name="T4"> &lt;= lower &lt;= upper &lt;= 10</text:span></text:span><text:span text:style-name="Source_20_Text"><text:span text:style-name="T9">9</text:span></text:span></text:p>
        </text:list-item>
      </text:list>
      <text:p text:style-name="Text_20_body"/>
      <text:h text:style-name="P1" text:outline-level="1">2563. Count the Number of Fair Pairs</text:h>
      <text:p text:style-name="P7">/*</text:p>
      <text:p text:style-name="P10"><text:s text:c="4"/>Sorting+Binary search</text:p>
      <text:p text:style-name="P7"><text:s text:c="4"/>Time complexity: O(n log n)</text:p>
      <text:p text:style-name="P7"><text:s text:c="4"/>Space complexity: O(1)</text:p>
      <text:p text:style-name="P7">*/</text:p>
      <text:p text:style-name="P7">typedef long long ll;</text:p>
      <text:p text:style-name="P7">typedef std::vector&lt;int&gt; vi;</text:p>
      <text:p text:style-name="P7"/>
      <text:p text:style-name="P7">class Solution {</text:p>
      <text:p text:style-name="P7"><text:s text:c="4"/>public:</text:p>
      <text:p text:style-name="P7"><text:s text:c="8"/>ll countFairPairs(vi&amp; nums, int lower, int upper) {</text:p>
      <text:p text:style-name="P7"><text:s text:c="12"/>std::sort(nums.begin(),nums.end());</text:p>
      <text:p text:style-name="P7"><text:s text:c="12"/>int n=nums.size();</text:p>
      <text:p text:style-name="P7"><text:s text:c="12"/>ll ans=0;</text:p>
      <text:p text:style-name="P7"><text:s text:c="12"/>for(int i=0;i&lt;n-1;++i){</text:p>
      <text:p text:style-name="P7"><text:s text:c="16"/>int up=std::upper_bound(nums.begin()+i+1,nums.end(),upper-nums[i])-nums.begin();</text:p>
      <text:p text:style-name="P7"><text:s text:c="16"/>int low=std::lower_bound(nums.begin()+i+1,nums.end(),lower-nums[i])-nums.begin();</text:p>
      <text:p text:style-name="P7"><text:s text:c="16"/>ans+= (up-low);</text:p>
      <text:p text:style-name="P7"><text:s text:c="12"/>}</text:p>
      <text:p text:style-name="P7"><text:s text:c="12"/>return ans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1:39:34.124478459</meta:creation-date>
    <dc:date>2024-11-13T21:43:03.168352269</dc:date>
    <meta:editing-duration>PT3M30S</meta:editing-duration>
    <meta:editing-cycles>1</meta:editing-cycles>
    <meta:document-statistic meta:table-count="0" meta:image-count="0" meta:object-count="0" meta:page-count="2" meta:paragraph-count="43" meta:word-count="183" meta:character-count="1269" meta:non-whitespace-character-count="978"/>
    <meta:generator>LibreOffice/24.2.6.2$Linux_X86_64 LibreOffice_project/420$Build-2</meta:generator>
  </office:meta>
</office:document-meta>
</file>